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TranslationException.MessageTransl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ranslationException.MessageTransl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